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5884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5885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9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88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OpenSymbol" fo:font-size="9pt" fo:font-style="normal" fo:text-shadow="none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045cm" svg:height="0.38cm" svg:x="10.294cm" svg:y="14.553cm">
            <draw:text-box>
              <text:p text:style-name="P1"><text:span text:style-name="T1">34,1</text:span></text:p>
            </draw:text-box>
          </draw:frame>
          <draw:frame draw:style-name="gr2" draw:text-style-name="P2" draw:layer="layout" svg:width="1.218cm" svg:height="0.38cm" svg:x="10.275cm" svg:y="14.939cm">
            <draw:text-box>
              <text:p text:style-name="P1"><text:span text:style-name="T1">123,79</text:span></text:p>
            </draw:text-box>
          </draw:frame>
          <draw:frame draw:style-name="gr3" draw:text-style-name="P3" draw:layer="layout" svg:width="0.279cm" svg:height="0.398cm" svg:x="9.996cm" svg:y="14.939cm">
            <draw:text-box>
              <text:p text:style-name="P1"><text:span text:style-name="T2"></text:span></text:p>
            </draw:text-box>
          </draw:frame>
          <draw:line draw:style-name="gr4" draw:text-style-name="P4" draw:layer="layout" svg:x1="11.449cm" svg:y1="15.366cm" svg:x2="9.877cm" svg:y2="15.36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2:39:53.814175188</meta:creation-date>
    <dc:date>2018-03-26T12:40:09.378972647</dc:date>
    <meta:editing-duration>PT15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